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05B02E4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2409*"/>
    </style:style>
    <style:style style:name="Table1.B" style:family="table-column">
      <style:table-column-properties style:column-width="4.251cm" style:rel-column-width="2410*"/>
    </style:style>
    <style:style style:name="Table1.1" style:family="table-row">
      <style:table-row-properties style:min-row-height="4.67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4.191cm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<draw:frame draw:style-name="fr1" draw:name="Image1" text:anchor-type="paragraph" svg:width="4.055cm" svg:height="4.055cm" draw:z-index="19"><draw:image xlink:href="Pictures/10000201000002000000020005B02E41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2" draw:name="Image2" text:anchor-type="paragraph" svg:width="4.055cm" svg:height="4.055cm" draw:z-index="0"><draw:image xlink:href="Pictures/10000201000002000000020005B02E41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Image3" text:anchor-type="paragraph" svg:width="4.055cm" svg:height="4.055cm" draw:z-index="1"><draw:image xlink:href="Pictures/10000201000002000000020005B02E41.png" xlink:type="simple" xlink:show="embed" xlink:actuate="onLoad"/></draw:frame></text:p>
          </table:table-cell>
          <table:table-cell table:style-name="Table1.D1" office:value-type="string">
            <text:p text:style-name="Table_20_Contents"><draw:frame draw:style-name="fr2" draw:name="Image4" text:anchor-type="paragraph" svg:width="4.055cm" svg:height="4.055cm" draw:z-index="2"><draw:image xlink:href="Pictures/10000201000002000000020005B02E41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5" text:anchor-type="paragraph" svg:width="4.055cm" svg:height="4.055cm" draw:z-index="3"><draw:image xlink:href="Pictures/10000201000002000000020005B02E41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2" draw:name="Image6" text:anchor-type="paragraph" svg:width="4.055cm" svg:height="4.055cm" draw:z-index="4"><draw:image xlink:href="Pictures/10000201000002000000020005B02E41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3" draw:name="Image7" text:anchor-type="paragraph" svg:width="4.055cm" svg:height="4.055cm" draw:z-index="5"><draw:image xlink:href="Pictures/10000201000002000000020005B02E41.png" xlink:type="simple" xlink:show="embed" xlink:actuate="onLoad"/></draw:frame></text:p>
          </table:table-cell>
          <table:table-cell table:style-name="Table1.D2" office:value-type="string">
            <text:p text:style-name="Table_20_Contents"><draw:frame draw:style-name="fr2" draw:name="Image8" text:anchor-type="paragraph" svg:width="4.055cm" svg:height="4.055cm" draw:z-index="6"><draw:image xlink:href="Pictures/10000201000002000000020005B02E41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9" text:anchor-type="paragraph" svg:width="4.055cm" svg:height="4.055cm" draw:z-index="7"><draw:image xlink:href="Pictures/10000201000002000000020005B02E41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2" draw:name="Image10" text:anchor-type="paragraph" svg:width="4.055cm" svg:height="4.055cm" draw:z-index="8"><draw:image xlink:href="Pictures/10000201000002000000020005B02E41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3" draw:name="Image11" text:anchor-type="paragraph" svg:width="4.055cm" svg:height="4.055cm" draw:z-index="9"><draw:image xlink:href="Pictures/10000201000002000000020005B02E41.png" xlink:type="simple" xlink:show="embed" xlink:actuate="onLoad"/></draw:frame></text:p>
          </table:table-cell>
          <table:table-cell table:style-name="Table1.D2" office:value-type="string">
            <text:p text:style-name="Table_20_Contents"><draw:frame draw:style-name="fr2" draw:name="Image12" text:anchor-type="paragraph" svg:width="4.055cm" svg:height="4.055cm" draw:z-index="10"><draw:image xlink:href="Pictures/10000201000002000000020005B02E41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13" text:anchor-type="paragraph" svg:width="4.055cm" svg:height="4.055cm" draw:z-index="11"><draw:image xlink:href="Pictures/10000201000002000000020005B02E41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2" draw:name="Image14" text:anchor-type="paragraph" svg:width="4.055cm" svg:height="4.055cm" draw:z-index="12"><draw:image xlink:href="Pictures/10000201000002000000020005B02E41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3" draw:name="Image15" text:anchor-type="paragraph" svg:width="4.055cm" svg:height="4.055cm" draw:z-index="13"><draw:image xlink:href="Pictures/10000201000002000000020005B02E41.png" xlink:type="simple" xlink:show="embed" xlink:actuate="onLoad"/></draw:frame></text:p>
          </table:table-cell>
          <table:table-cell table:style-name="Table1.D2" office:value-type="string">
            <text:p text:style-name="Table_20_Contents"><draw:frame draw:style-name="fr2" draw:name="Image16" text:anchor-type="paragraph" svg:width="4.055cm" svg:height="4.055cm" draw:z-index="14"><draw:image xlink:href="Pictures/10000201000002000000020005B02E41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17" text:anchor-type="paragraph" svg:width="4.055cm" svg:height="4.055cm" draw:z-index="15"><draw:image xlink:href="Pictures/10000201000002000000020005B02E41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2" draw:name="Image18" text:anchor-type="paragraph" svg:width="4.055cm" svg:height="4.055cm" draw:z-index="16"><draw:image xlink:href="Pictures/10000201000002000000020005B02E41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3" draw:name="Image19" text:anchor-type="paragraph" svg:width="4.055cm" svg:height="4.055cm" draw:z-index="17"><draw:image xlink:href="Pictures/10000201000002000000020005B02E41.png" xlink:type="simple" xlink:show="embed" xlink:actuate="onLoad"/></draw:frame></text:p>
          </table:table-cell>
          <table:table-cell table:style-name="Table1.D2" office:value-type="string">
            <text:p text:style-name="Table_20_Contents"><draw:frame draw:style-name="fr2" draw:name="Image20" text:anchor-type="paragraph" svg:width="4.055cm" svg:height="4.055cm" draw:z-index="18"><draw:image xlink:href="Pictures/10000201000002000000020005B02E41.png" xlink:type="simple" xlink:show="embed" xlink:actuate="onLoad"/></draw:frame></text:p>
          </table:table-cell>
        </table:table-row>
        <table:table-row table:style-name="Table1.6">
          <table:table-cell table:style-name="Table1.A2" office:value-type="string">
            <text:p text:style-name="Table_20_Contents"><draw:frame draw:style-name="fr3" draw:name="Image21" text:anchor-type="paragraph" svg:width="4.055cm" svg:height="4.055cm" draw:z-index="20"><draw:image xlink:href="Pictures/10000201000002000000020005B02E41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2" draw:name="Image22" text:anchor-type="paragraph" svg:width="4.055cm" svg:height="4.055cm" draw:z-index="21"><draw:image xlink:href="Pictures/10000201000002000000020005B02E41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3" draw:name="Image23" text:anchor-type="paragraph" svg:width="4.055cm" svg:height="4.055cm" draw:z-index="22"><draw:image xlink:href="Pictures/10000201000002000000020005B02E41.png" xlink:type="simple" xlink:show="embed" xlink:actuate="onLoad"/></draw:frame></text:p>
          </table:table-cell>
          <table:table-cell table:style-name="Table1.D2" office:value-type="string">
            <text:p text:style-name="Table_20_Contents"><draw:frame draw:style-name="fr2" draw:name="Image24" text:anchor-type="paragraph" svg:width="4.055cm" svg:height="4.055cm" draw:z-index="23"><draw:image xlink:href="Pictures/10000201000002000000020005B02E41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91cm" fo:margin-bottom="0.363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6S</meta:editing-duration>
    <meta:editing-cycles>5</meta:editing-cycles>
    <meta:generator>LibreOffice/4.4.1.2$Windows_x86 LibreOffice_project/45e2de17089c24a1fa810c8f975a7171ba4cd432</meta:generator>
    <dc:date>2015-05-23T09:47:13.091000000</dc:date>
    <meta:document-statistic meta:table-count="1" meta:image-count="24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